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4380000032A583DA5131AAB8236.jpg" manifest:media-type="image/jpeg"/>
  <manifest:file-entry manifest:full-path="Pictures/10000000000004380000032AE9B6A8BA2036B61D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1252in" fo:margin-right="0.1252in" fo:margin-top="0in" fo:margin-bottom="0.0008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852in, 1.8154in, 1.1228in, 2.3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horizontal" fo:clip="rect(1.8717in, 1.4138in, 1.2756in, 0.592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Picture 1" text:anchor-type="char" svg:x="-0.9835in" svg:y="0.0937in" svg:width="3.8543in" svg:height="2.9783in" draw:z-index="0"><draw:image xlink:href="Pictures/10000000000004380000032AE9B6A8BA2036B61D.jpg" xlink:type="simple" xlink:show="embed" xlink:actuate="onLoad"/><svg:desc>C:\Users\jose arias\AppData\Local\Microsoft\Windows\INetCache\Content.Word\IMG-20170921-WA0035.jpg</svg:desc></draw:frame><draw:frame draw:style-name="fr2" draw:name="Picture 2" text:anchor-type="char" svg:x="2.9646in" svg:y="0.0937in" svg:width="5.0417in" svg:height="2.8846in" draw:z-index="1"><draw:image xlink:href="Pictures/10000000000004380000032A583DA5131AAB8236.jpg" xlink:type="simple" xlink:show="embed" xlink:actuate="onLoad"/><svg:desc>C:\Users\jose arias\AppData\Local\Microsoft\Windows\INetCache\Content.Word\IMG-20170921-WA0037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V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V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.1811in" fo:margin-bottom="1.1811in" fo:margin-left="0.9839in" fo:margin-right="0.9839in" style:writing-mode="lr-tb" style:layout-grid-color="#c0c0c0" style:layout-grid-lines="2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2</meta:editing-cycles>
    <meta:creation-date>2017-09-21T22:20:00</meta:creation-date>
    <dc:date>2017-09-22T08:23:26.352576699</dc:date>
    <meta:editing-duration>PT2H43M47S</meta:editing-duration>
    <meta:generator>LibreOffice/5.3.4.2$Linux_x86 LibreOffice_project/f82d347ccc0be322489bf7da61d7e4ad13fe2ff3</meta:generator>
    <meta:document-statistic meta:table-count="0" meta:image-count="2" meta:object-count="0" meta:page-count="1" meta:paragraph-count="0" meta:word-count="0" meta:character-count="0" meta:non-whitespace-character-count="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